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365" calcext:value-type="float">
            <text:p>365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310" calcext:value-type="float">
            <text:p>310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14:13:20.8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49S</meta:editing-duration>
    <meta:editing-cycles>3</meta:editing-cycles>
    <meta:generator>LibreOffice/5.0.4.2$Windows_x86 LibreOffice_project/2b9802c1994aa0b7dc6079e128979269cf95bc78</meta:generator>
    <dc:date>2018-05-23T14:14:45.599000000</dc:date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